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Google Sans" svg:font-family="'Google Sans', arial, sans-serif"/>
    <style:font-face style:name="IBMPlexMono," svg:font-family="'IBMPlexMono,', 'Courier New', ', monospace', Consolas, 'Courier New', monospace"/>
    <style:font-face style:name="Inter" svg:font-family="Inter, OpenSans, Helvetica, Arial, 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c2b4e" officeooo:paragraph-rsid="001c2b4e"/>
    </style:style>
    <style:style style:name="P2" style:family="paragraph" style:parent-style-name="Standard" style:list-style-name="L1">
      <style:text-properties officeooo:rsid="001c2b4e" officeooo:paragraph-rsid="001c2b4e"/>
    </style:style>
    <style:style style:name="P3" style:family="paragraph" style:parent-style-name="Standard" style:list-style-name="L2">
      <style:text-properties officeooo:rsid="001c2b4e" officeooo:paragraph-rsid="001c2b4e"/>
    </style:style>
    <style:style style:name="P4" style:family="paragraph" style:parent-style-name="Standard">
      <style:text-properties officeooo:rsid="001c2b4e" officeooo:paragraph-rsid="001fc6a4"/>
    </style:style>
    <style:style style:name="P5" style:family="paragraph" style:parent-style-name="Standard">
      <style:text-properties officeooo:paragraph-rsid="001c2b4e"/>
    </style:style>
    <style:style style:name="P6" style:family="paragraph" style:parent-style-name="Standard">
      <style:text-properties officeooo:rsid="001ddd5d" officeooo:paragraph-rsid="001ddd5d"/>
    </style:style>
    <style:style style:name="P7" style:family="paragraph" style:parent-style-name="Standard" style:list-style-name="L4">
      <style:text-properties officeooo:rsid="001ddd5d" officeooo:paragraph-rsid="001ddd5d"/>
    </style:style>
    <style:style style:name="P8" style:family="paragraph" style:parent-style-name="Standard">
      <style:text-properties officeooo:rsid="001ddd5d" officeooo:paragraph-rsid="001fc6a4"/>
    </style:style>
    <style:style style:name="P9" style:family="paragraph" style:parent-style-name="Standard">
      <style:paragraph-properties style:line-height-at-least="0.1874in"/>
      <style:text-properties fo:color="#d4d4d4" loext:opacity="100%" fo:background-color="#1e1e1e"/>
    </style:style>
    <style:style style:name="P10" style:family="paragraph" style:parent-style-name="Standard">
      <style:text-properties fo:color="#dcdcdc" loext:opacity="100%" style:font-name="IBMPlexMono," fo:font-size="9pt" fo:font-weight="normal" officeooo:paragraph-rsid="001ddd5d" fo:background-color="#1e1e1e"/>
    </style:style>
    <style:style style:name="P11" style:family="paragraph" style:parent-style-name="Standard">
      <style:text-properties officeooo:rsid="001fc6a4" officeooo:paragraph-rsid="001fc6a4"/>
    </style:style>
    <style:style style:name="P12" style:family="paragraph" style:parent-style-name="Standard">
      <style:paragraph-properties fo:break-before="page"/>
      <style:text-properties officeooo:rsid="001ddd5d" officeooo:paragraph-rsid="001fc6a4"/>
    </style:style>
    <style:style style:name="P13" style:family="paragraph" style:parent-style-name="Standard">
      <style:paragraph-properties fo:break-before="page"/>
      <style:text-properties officeooo:rsid="001c2b4e" officeooo:paragraph-rsid="001fc6a4"/>
    </style:style>
    <style:style style:name="T1" style:family="text">
      <style:text-properties officeooo:rsid="001c2b4e"/>
    </style:style>
    <style:style style:name="T2" style:family="text">
      <style:text-properties officeooo:rsid="001d8a86"/>
    </style:style>
    <style:style style:name="T3" style:family="text">
      <style:text-properties style:font-name="IBMPlexMono," fo:font-size="9pt" fo:font-weight="normal"/>
    </style:style>
    <style:style style:name="T4" style:family="text">
      <style:text-properties fo:color="#9cdcfe" loext:opacity="100%" style:font-name="IBMPlexMono," fo:font-size="9pt" fo:font-weight="normal"/>
    </style:style>
    <style:style style:name="T5" style:family="text">
      <style:text-properties fo:color="#dcdcdc" loext:opacity="100%" style:font-name="IBMPlexMono," fo:font-size="9pt" fo:font-weight="normal"/>
    </style:style>
    <style:style style:name="T6" style:family="text">
      <style:text-properties fo:color="#dcdcdc" loext:opacity="100%" style:font-name="IBMPlexMono," fo:font-size="9pt" fo:font-weight="normal" fo:background-color="#1e1e1e" loext:char-shading-value="0"/>
    </style:style>
    <style:style style:name="T7" style:family="text">
      <style:text-properties fo:color="#b5cea8" loext:opacity="100%" style:font-name="IBMPlexMono," fo:font-size="9pt" fo:font-weight="normal"/>
    </style:style>
    <style:style style:name="T8" style:family="text">
      <style:text-properties fo:color="#ce9178" loext:opacity="100%" style:font-name="IBMPlexMono," fo:font-size="9pt" fo:font-weight="normal"/>
    </style:style>
    <style:style style:name="T9" style:family="text">
      <style:text-properties officeooo:rsid="001fc6a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API have 6 (six) basic entities:</text:p>
      <text:list xml:id="list2395731387" text:style-name="L1">
        <text:list-item>
          <text:p text:style-name="P2">Category;</text:p>
        </text:list-item>
        <text:list-item>
          <text:p text:style-name="P2">Ingredient;</text:p>
        </text:list-item>
        <text:list-item>
          <text:p text:style-name="P2">Instruction;</text:p>
        </text:list-item>
        <text:list-item>
          <text:p text:style-name="P2">Meal;</text:p>
        </text:list-item>
        <text:list-item>
          <text:p text:style-name="P2">Media;</text:p>
        </text:list-item>
        <text:list-item>
          <text:p text:style-name="P2">Tag;</text:p>
        </text:list-item>
      </text:list>
      <text:p text:style-name="P1"/>
      <text:p text:style-name="P5"><text:span text:style-name="T1">Each one have, at least, 5 (five) public endpoints.</text:span></text:p>
      <text:list xml:id="list1482460081" text:style-name="L2">
        <text:list-item>
          <text:p text:style-name="P3">GET: “<text:a xlink:type="simple" xlink:href="https://topi-heroku.herokuapp.com/topi/api/" text:style-name="Internet_20_link" text:visited-style-name="Visited_20_Internet_20_Link">https://topi-heroku.herokuapp.com/topi/api/</text:a>{entity on plural}”</text:p>
          <text:list>
            <text:list-item>
              <text:p text:style-name="P3">This endpoint will return every register of the specified entity. The list will come up paged but with all the result in a single page (with a “.content” to access the list IF the “isPageable” parameter wasn’t sent). This endpoint supports advanced search, as predicate criteria. How tho use this Search Predicate is explained down below in this document.</text:p>
            </text:list-item>
          </text:list>
        </text:list-item>
        <text:list-item>
          <text:p text:style-name="P3">POST: “<text:a xlink:type="simple" xlink:href="https://topi-heroku.herokuapp.com/topi/api/" text:style-name="Internet_20_link" text:visited-style-name="Visited_20_Internet_20_Link">https://topi-heroku.herokuapp.com/topi/api/</text:a>{entity on plural}”</text:p>
          <text:list>
            <text:list-item>
              <text:p text:style-name="P3">This endpoint saves a specified entity. The body needs to have a mach body as provided down below for each entity, otherwise you might get a 400 or a 404 error.</text:p>
            </text:list-item>
          </text:list>
        </text:list-item>
        <text:list-item>
          <text:p text:style-name="P3">ID GET: “<text:a xlink:type="simple" xlink:href="https://topi-heroku.herokuapp.com/topi/api/" text:style-name="Internet_20_link" text:visited-style-name="Visited_20_Internet_20_Link">https://topi-heroku.herokuapp.com/topi/api/</text:a>{entity on plural}/{entity’s id}”</text:p>
          <text:list>
            <text:list-item>
              <text:p text:style-name="P3">This endpoint is a little useless since we have Search Predicate and can only do a “START id:1” for example but, just to make life easier to search just for the ID without knowing about Search Predicate REGEX, this endpoint return the object with the matched ID.</text:p>
            </text:list-item>
          </text:list>
        </text:list-item>
        <text:list-item>
          <text:p text:style-name="P3">ID PUT: “<text:a xlink:type="simple" xlink:href="https://topi-heroku.herokuapp.com/topi/api/" text:style-name="Internet_20_link" text:visited-style-name="Visited_20_Internet_20_Link">https://topi-heroku.herokuapp.com/topi/api/</text:a>{entity on plural}/{entity’s id}”</text:p>
          <text:list>
            <text:list-item>
              <text:p text:style-name="P3">This endpoint updates an entity. You just need to send a body with the entity with an ID and Java will update the entity, returning it after the work is done.</text:p>
            </text:list-item>
          </text:list>
        </text:list-item>
        <text:list-item>
          <text:p text:style-name="P3">ID DELETE: “<text:a xlink:type="simple" xlink:href="https://topi-heroku.herokuapp.com/topi/api/" text:style-name="Internet_20_link" text:visited-style-name="Visited_20_Internet_20_Link">https://topi-heroku.herokuapp.com/topi/api/</text:a>{entity on plural}/{entity’s id}”</text:p>
          <text:list>
            <text:list-item>
              <text:p text:style-name="P3">This endpoint DEACTIVATES an entity. <text:span text:style-name="T2">When the system deactivates and entity, it wont be loaded in searches anymore but it will still be present in the database for future back-up saves and audition purposes.</text:span></text:p>
            </text:list-item>
          </text:list>
        </text:list-item>
      </text:list>
      <text:p text:style-name="P1"/>
      <text:p text:style-name="P6">How to use Search Predicate</text:p>
      <text:p text:style-name="P6"><text:tab/>The search predicate it’s a simple tool to easily make searches in the API, to use it you just need to send a parameter called “search” with the following rules:</text:p>
      <text:list xml:id="list3919005995" text:style-name="L4">
        <text:list-item>
          <text:p text:style-name="P7">The values MUST start with “START “. (It need a space between the START and the key).</text:p>
        </text:list-item>
        <text:list-item>
          <text:p text:style-name="P7">The Key searched needs to mach EXACTLY with the Java Attribute’s name. E.g: “nameTag” needs to be written “START nameTag?Car”</text:p>
        </text:list-item>
        <text:list-item>
          <text:p text:style-name="P7">The Search Predicate supports normal operations as LIKE “?”, EQUALS “:” and NOT EQUALS “!”. E.g: “START tag?wee OR name?eba AND id&lt;5000”. Number variables have specific operations such as LESS or EQUALS “&lt;:”, MORE or EQUALS “:&gt;” LESS THAN “&lt;” and MORE THAN “&gt;”. E.g: “START id&lt;5000 , id&gt;1”.</text:p>
        </text:list-item>
        <text:list-item>
          <text:p text:style-name="P7">You can use also more than one <text:s/>operation using OR, AND or “,”. E.g: “START id&lt; 500 , id!null AND name:Kebab”.</text:p>
        </text:list-item>
        <text:list-item>
          <text:p text:style-name="P7">The Search Predicate also supports paged searches, to use this feature just specifies as a URL parameter. E.g: “isPageable=true&amp;sort:id&amp;size=2”</text:p>
        </text:list-item>
      </text:list>
      <text:p text:style-name="P6"/>
      <text:p text:style-name="P11">OBSERVATION!</text:p>
      <text:p text:style-name="P11">Media isn’t working since Heroku doesn’t allow media (bytes) without paying for a space.</text:p>
      <text:p text:style-name="P12">Basic Payloads to POST data into the Database:</text:p>
      <text:p text:style-name="P8"/>
      <text:p text:style-name="P8"><text:span text:style-name="T1">Category</text:span></text:p>
      <text:p text:style-name="P8">{</text:p>
      <text:p text:style-name="P8"><text:s text:c="4"/>"id": 1,</text:p>
      <text:p text:style-name="P8"><text:s text:c="4"/>"regDate": "2020-03-18T00:00:00.000+00:00",</text:p>
      <text:p text:style-name="P8"><text:s text:c="4"/>"updateDate": null,</text:p>
      <text:p text:style-name="P8"><text:s text:c="4"/>"enabled": true,</text:p>
      <text:p text:style-name="P8"><text:s text:c="4"/>"name": "Sweets",</text:p>
      <text:p text:style-name="P8"><text:s text:c="4"/>"description": "Sweet flavors"</text:p>
      <text:p text:style-name="P8">}</text:p>
      <text:p text:style-name="P8"/>
      <text:p text:style-name="P11">Ingredients</text:p>
      <text:p text:style-name="P8">{</text:p>
      <text:p text:style-name="P8"><text:s text:c="4"/>"id": 1,</text:p>
      <text:p text:style-name="P8"><text:s text:c="4"/>"regDate": "2020-03-18T00:00:00.000+00:00",</text:p>
      <text:p text:style-name="P8"><text:s text:c="4"/>"updateDate": null,</text:p>
      <text:p text:style-name="P8"><text:s text:c="4"/>"enabled": true,</text:p>
      <text:p text:style-name="P8"><text:s text:c="4"/>"name": "Sugar",</text:p>
      <text:p text:style-name="P8"><text:s text:c="4"/>"measure": "1 Cup"</text:p>
      <text:p text:style-name="P8">}</text:p>
      <text:p text:style-name="P8"/>
      <text:p text:style-name="P4">Instruction<text:span text:style-name="T9">s</text:span></text:p>
      <text:p text:style-name="P4">{</text:p>
      <text:p text:style-name="P4"><text:s text:c="4"/>"id": 1,</text:p>
      <text:p text:style-name="P4"><text:s text:c="4"/>"regDate": "2020-03-18T00:00:00.000+00:00",</text:p>
      <text:p text:style-name="P4"><text:s text:c="4"/>"updateDate": null,</text:p>
      <text:p text:style-name="P4"><text:s text:c="4"/>"enabled": true,</text:p>
      <text:p text:style-name="P4"><text:s text:c="4"/>"name": "Sugar",</text:p>
      <text:p text:style-name="P4"><text:s text:c="4"/>"measure": "1 Cup"</text:p>
      <text:p text:style-name="P4">}</text:p>
      <text:p text:style-name="P8"/>
      <text:p text:style-name="P12">Meals</text:p>
      <text:p text:style-name="P6">{</text:p>
      <text:p text:style-name="P6"><text:s text:c="4"/>"id": 1,</text:p>
      <text:p text:style-name="P6"><text:s text:c="4"/>"regDate": "2020-03-18T00:00:00.000+00:00",</text:p>
      <text:p text:style-name="P6"><text:s text:c="4"/>"updateDate": null,</text:p>
      <text:p text:style-name="P6"><text:s text:c="4"/>"enabled": true,</text:p>
      <text:p text:style-name="P6"><text:s text:c="4"/>"name": "Onigiri",</text:p>
      <text:p text:style-name="P6"><text:s text:c="4"/>"category": {</text:p>
      <text:p text:style-name="P6"><text:s text:c="8"/>"id": 1,</text:p>
      <text:p text:style-name="P6"><text:s text:c="8"/>"regDate": "2020-03-18T00:00:00.000+00:00",</text:p>
      <text:p text:style-name="P6"><text:s text:c="8"/>"updateDate": null,</text:p>
      <text:p text:style-name="P6"><text:s text:c="8"/>"enabled": true,</text:p>
      <text:p text:style-name="P6"><text:s text:c="8"/>"name": "Sweets",</text:p>
      <text:p text:style-name="P6"><text:s text:c="8"/>"description": "Sweet flavors"</text:p>
      <text:p text:style-name="P6"><text:s text:c="4"/>},</text:p>
      <text:p text:style-name="P6"><text:s text:c="4"/>"area": "Japan",</text:p>
      <text:p text:style-name="P6"><text:s text:c="4"/>"tags": [</text:p>
      <text:p text:style-name="P6"><text:s text:c="8"/>{</text:p>
      <text:p text:style-name="P6"><text:s text:c="12"/>"id": 1,</text:p>
      <text:p text:style-name="P6"><text:s text:c="12"/>"regDate": "2020-03-18T00:00:00.000+00:00",</text:p>
      <text:p text:style-name="P6"><text:s text:c="12"/>"updateDate": null,</text:p>
      <text:p text:style-name="P6"><text:s text:c="12"/>"enabled": true,</text:p>
      <text:p text:style-name="P6"><text:s text:c="12"/>"name": "Sweets",</text:p>
      <text:p text:style-name="P6"><text:s text:c="12"/>"description": "Sweets"</text:p>
      <text:p text:style-name="P6"><text:s text:c="8"/>}</text:p>
      <text:p text:style-name="P6"><text:s text:c="4"/>],</text:p>
      <text:p text:style-name="P6"><text:s text:c="4"/>"youtube": null,</text:p>
      <text:p text:style-name="P6"><text:s text:c="4"/>"thumbnail": null,</text:p>
      <text:p text:style-name="P6"><text:s text:c="4"/>"cookingInstructions": [],</text:p>
      <text:p text:style-name="P6"><text:s text:c="4"/>"ingredients": [</text:p>
      <text:p text:style-name="P6"><text:s text:c="8"/>{</text:p>
      <text:p text:style-name="P6"><text:s text:c="12"/>"id": 1,</text:p>
      <text:p text:style-name="P6"><text:s text:c="12"/>"regDate": "2020-03-18T00:00:00.000+00:00",</text:p>
      <text:p text:style-name="P6"><text:s text:c="12"/>"updateDate": null,</text:p>
      <text:p text:style-name="P6"><text:s text:c="12"/>"enabled": true,</text:p>
      <text:p text:style-name="P6"><text:s text:c="12"/>"name": "Sugar",</text:p>
      <text:p text:style-name="P6"><text:s text:c="12"/>"measure": "1 Cup"</text:p>
      <text:p text:style-name="P6"><text:s text:c="8"/>}</text:p>
      <text:p text:style-name="P6"><text:s text:c="4"/>]</text:p>
      <text:p text:style-name="P6">}</text:p>
      <text:p text:style-name="P6"/>
      <text:p text:style-name="P13">Media<text:span text:style-name="T9">s</text:span></text:p>
      <text:p text:style-name="P4">{</text:p>
      <text:p text:style-name="P4"><text:s text:c="4"/>"id": 1,</text:p>
      <text:p text:style-name="P4"><text:s text:c="4"/>"regDate": "2020-03-13T00:00:00.000+00:00",</text:p>
      <text:p text:style-name="P4"><text:s text:c="4"/>"updateDate": null,</text:p>
      <text:p text:style-name="P4"><text:s text:c="4"/>"enabled": true,</text:p>
      <text:p text:style-name="P4"><text:s text:c="4"/>"type": "png",</text:p>
      <text:p text:style-name="P4"><text:s text:c="4"/>"path": "C:\\Projects\\Medias\\Meals\\Arabian",</text:p>
      <text:p text:style-name="P4"><text:s text:c="4"/>"sizeKb": 12.45,</text:p>
      <text:p text:style-name="P4"><text:s text:c="4"/>"name": "kebab",</text:p>
      <text:p text:style-name="P4"><text:s text:c="4"/>"bytes": null</text:p>
      <text:p text:style-name="P4">}</text:p>
      <text:p text:style-name="P4"/>
      <text:p text:style-name="P4">Tag<text:span text:style-name="T9">s</text:span></text:p>
      <text:p text:style-name="P4">{</text:p>
      <text:p text:style-name="P4"><text:s text:c="4"/>"id": 1,</text:p>
      <text:p text:style-name="P4"><text:s text:c="4"/>"regDate": "2020-03-18T00:00:00.000+00:00",</text:p>
      <text:p text:style-name="P4"><text:s text:c="4"/>"updateDate": null,</text:p>
      <text:p text:style-name="P4"><text:s text:c="4"/>"enabled": true,</text:p>
      <text:p text:style-name="P4"><text:s text:c="4"/>"name": "Sweets",</text:p>
      <text:p text:style-name="P4"><text:s text:c="4"/>"description": "Sweets"</text:p>
      <text:p text:style-name="P4"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Google Sans" svg:font-family="'Google Sans', arial, sans-serif"/>
    <style:font-face style:name="IBMPlexMono," svg:font-family="'IBMPlexMono,', 'Courier New', ', monospace', Consolas, 'Courier New', monospace"/>
    <style:font-face style:name="Inter" svg:font-family="Inter, OpenSans, Helvetica, Arial, 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3-19T00:04:07.038000000</dc:date>
    <meta:editing-duration>PT4M55S</meta:editing-duration>
    <meta:editing-cycles>2</meta:editing-cycles>
    <meta:generator>LibreOffice/7.1.0.3$Windows_X86_64 LibreOffice_project/f6099ecf3d29644b5008cc8f48f42f4a40986e4c</meta:generator>
    <meta:document-statistic meta:table-count="0" meta:image-count="0" meta:object-count="0" meta:page-count="4" meta:paragraph-count="116" meta:word-count="611" meta:character-count="4573" meta:non-whitespace-character-count="3681"/>
  </office:meta>
</office:document-meta>
</file>